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1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font-weight="bold" style:font-name-asian="Segoe UI3" style:font-size-asian="10pt" style:font-weight-asian="bold" style:font-name-complex="Segoe UI3" style:font-size-complex="10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font-weight="bold" style:font-name-asian="Segoe UI3" style:font-size-asian="36pt" style:font-weight-asian="bold" style:font-name-complex="Segoe UI3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3" style:font-size-asian="28pt" style:font-weight-asian="bold" style:font-name-complex="Segoe UI3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3" style:font-size-asian="32pt" style:font-weight-asian="bold" style:font-name-complex="Segoe UI3" style:font-size-complex="32pt" style:font-weight-complex="bold"/>
    </style:style>
    <style:style style:name="T3" style:family="text">
      <style:text-properties fo:color="#000000" style:font-name="Segoe UI" fo:font-size="24pt" fo:font-weight="bold" style:font-name-asian="Segoe UI3" style:font-size-asian="24pt" style:font-weight-asian="bold" style:font-name-complex="Segoe UI3" style:font-size-complex="24pt" style:font-weight-complex="bold"/>
    </style:style>
    <style:style style:name="T4" style:family="text">
      <style:text-properties fo:color="#000000" style:font-name="Segoe UI" fo:font-size="36pt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 Semibold" fo:font-size="20pt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0.785cm">
          <draw:text-box>
            <text:p text:style-name="P1"><text:span text:style-name="T1">HYMN #659</text:span></text:p>
            <text:p text:style-name="P1"><text:span text:style-name="T2">“</text:span><text:span text:style-name="T2">Lord of Our Lif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4" draw:layer="layout" svg:width="25.146cm" svg:height="7.011cm" svg:x="1.524cm" svg:y="1.016cm">
          <draw:text-box>
            <text:p text:style-name="P1"><text:span text:style-name="T3">1. </text:span><text:span text:style-name="T4">Lord of our life and </text:span></text:p>
            <text:p text:style-name="P1"><text:span text:style-name="T4">God of our salvation,</text:span><text:span text:style-name="T4"><text:line-break/></text:span><text:span text:style-name="T4">Star of our night and</text:span></text:p>
            <text:p text:style-name="P1"><text:span text:style-name="T4">hope of ev’ry nation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4" draw:text-style-name="P4" draw:layer="layout" svg:width="24.638cm" svg:height="5.588cm" svg:x="1.524cm" svg:y="1.016cm">
          <draw:text-box>
            <text:p text:style-name="P1"><text:span text:style-name="T4">Hear and receive Your </text:span></text:p>
            <text:p text:style-name="P1"><text:span text:style-name="T4">Church’s supplication,</text:span><text:span text:style-name="T4"><text:line-break/></text:span><text:span text:style-name="T4">Lord God Almight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3" draw:text-style-name="P5" draw:layer="layout" svg:width="24.892cm" svg:height="7.011cm" svg:x="1.27cm" svg:y="1.016cm">
          <draw:text-box>
            <text:p text:style-name="P1"><text:span text:style-name="T3">2.</text:span><text:span text:style-name="T2"> </text:span><text:span text:style-name="T4">See round Your ark the</text:span></text:p>
            <text:p text:style-name="P1"><text:span text:style-name="T4">hungry billows curling;</text:span><text:span text:style-name="T4"><text:line-break/></text:span><text:span text:style-name="T4">See how Your foes their</text:span></text:p>
            <text:p text:style-name="P1"><text:span text:style-name="T4">banners are unfurl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5" draw:text-style-name="P5" draw:layer="layout" svg:width="25.4cm" svg:height="5.699cm" svg:x="1.27cm" svg:y="0.905cm">
          <draw:text-box>
            <text:p text:style-name="P1"><text:span text:style-name="T4">And with great spite</text:span></text:p>
            <text:p text:style-name="P1"><text:span text:style-name="T4">their fiery darts are hurling,</text:span></text:p>
            <text:p text:style-name="P1"><text:span text:style-name="T4">O Lord, preserve u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6" draw:text-style-name="P5" draw:layer="layout" svg:width="24.638cm" svg:height="7.366cm" svg:x="1.524cm" svg:y="1.016cm">
          <draw:text-box>
            <text:p text:style-name="P1"><text:span text:style-name="T3">3.</text:span><text:span text:style-name="T4"> Lord, be our light when</text:span></text:p>
            <text:p text:style-name="P1"><text:span text:style-name="T4">worldly darkness veils us;</text:span><text:span text:style-name="T4"><text:line-break/></text:span><text:span text:style-name="T4">Lord, be our shield when</text:span></text:p>
            <text:p text:style-name="P1"><text:span text:style-name="T4">earthly armor fails us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7" draw:text-style-name="P5" draw:layer="layout" svg:width="24.892cm" svg:height="5.321cm" svg:x="1.524cm" svg:y="1.016cm">
          <draw:text-box>
            <text:p text:style-name="P1"><text:span text:style-name="T4">And in the day when</text:span></text:p>
            <text:p text:style-name="P1"><text:span text:style-name="T4">hell itself assails us,</text:span><text:span text:style-name="T4"><text:line-break/></text:span><text:span text:style-name="T4">Grant us Your peace, Lord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3" draw:text-style-name="P2" draw:layer="layout" svg:width="24.638cm" svg:height="7.011cm" svg:x="1.578cm" svg:y="0.927cm">
          <draw:text-box>
            <text:p text:style-name="P1"><text:span text:style-name="T3">4.</text:span><text:span text:style-name="T4"> Peace in our hearts, where </text:span></text:p>
            <text:p text:style-name="P1"><text:span text:style-name="T4">sinful thoughts are raging,</text:span><text:span text:style-name="T4"><text:line-break/></text:span><text:span text:style-name="T4">Peace in Your Church, our</text:span></text:p>
            <text:p text:style-name="P1"><text:span text:style-name="T4">troubled souls assuaging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8" draw:text-style-name="P2" draw:layer="layout" svg:width="24.638cm" svg:height="10.961cm" svg:x="1.524cm" svg:y="1.016cm">
          <draw:text-box>
            <text:p text:style-name="P1"><text:span text:style-name="T4">Peace when the world its</text:span></text:p>
            <text:p text:style-name="P1"><text:span text:style-name="T4">endless war is waging,</text:span><text:span text:style-name="T4"><text:line-break/></text:span><text:span text:style-name="T4">Peace in your heaven.</text:span></text:p>
            <text:p text:style-name="P7"><text:span text:style-name="T5"><text:line-break/></text:span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<text:s text:c="12"/></text:span><text:span text:style-name="T5">Public domain</text:span></text:p>
            <text:p text:style-name="P7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none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none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none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086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086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086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086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086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086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086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29cm" svg:x="1.4cm" svg:y="0.628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18.624cm" svg:height="10.476cm" svg:x="1.482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29cm" svg:x="1.4cm" svg:y="0.628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2-title" draw:layer="backgroundobjects" svg:width="18.624cm" svg:height="10.476cm" svg:x="1.482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29cm" svg:x="1.4cm" svg:y="0.628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3-title" draw:layer="backgroundobjects" svg:width="18.624cm" svg:height="10.476cm" svg:x="1.482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29cm" svg:x="1.4cm" svg:y="0.628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4-title" draw:layer="backgroundobjects" svg:width="18.624cm" svg:height="10.476cm" svg:x="1.482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29cm" svg:x="1.4cm" svg:y="0.628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-title" draw:layer="backgroundobjects" svg:width="18.624cm" svg:height="10.476cm" svg:x="1.482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29cm" svg:x="1.4cm" svg:y="0.628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-title" draw:layer="backgroundobjects" svg:width="18.624cm" svg:height="10.476cm" svg:x="1.482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29cm" svg:x="1.4cm" svg:y="0.628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-title" draw:layer="backgroundobjects" svg:width="18.624cm" svg:height="10.476cm" svg:x="1.482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29cm" svg:x="1.4cm" svg:y="0.628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-title" draw:layer="backgroundobjects" svg:width="18.624cm" svg:height="10.476cm" svg:x="1.482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22:13:26.675000000</meta:creation-date>
    <dc:title>1030 Wt. Intro</dc:title>
    <meta:editing-duration>PT11M26S</meta:editing-duration>
    <meta:editing-cycles>11</meta:editing-cycles>
    <meta:generator>LibreOffice/6.1.5.2$Windows_X86_64 LibreOffice_project/90f8dcf33c87b3705e78202e3df5142b201bd805</meta:generator>
    <dc:date>2019-03-15T12:33:51.650000000</dc:date>
    <meta:document-statistic meta:object-count="158"/>
  </office:meta>
</office:document-meta>
</file>